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4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3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1:42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- Jetzt reg ich mich mal kurz auf!!! Der spinn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- Jetzt reg ich mich mal kurz auf!!! Der spinn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 April um 09:57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tzt reg ich mich mal kurz auf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spinnt wohl und das nicht nur ein bisschen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gehört doch weggesperrt! Aber flott.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Fehlinformation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Überprüft von unabhängigen Faktenprüfer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Grund anzei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80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69 Kommentare 2640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156</text:p>
          </table:table-cell>
          <table:table-cell table:number-columns-repeated="6"/>
        </table:table-row>
        <table:table-row table:style-name="ro1">
          <table:table-cell table:formula="of:=SUM([.A40:.A100000])" office:value-type="float" office:value="156" calcext:value-type="float">
            <text:p>156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640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ter Josef Fried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indern Angst einflössen steht in der Agenda März 2020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Josef Friedmann Habe das Papier gelesen!!! Man muß sie Vorführen, unser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brecher! Aufzeigen ist das Gebot der Stunde, denn solange der Vertrauen an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ierung, der Glaube an deren Mainstream lebt und der Fucktenchecker zensiert som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hrheit unterdrückt, läuft das Spiel! Es soll doch bald ein Ende nehmen, der Wahnsinn, fü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serer Kinder! :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Josef Fried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Deshalb gebe ich auch nicht auf, zu posten, was immer ich herausfinde. 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 h b j 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b t 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 i d 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tristan.forisch/posts/3848125788620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/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- Jetzt reg ich mich mal kurz auf!!! Der spinn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uss sich aber jeder selbst seinen Reim drauf mac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Schä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 könnt ihr so was veröffentlichen? Da Wird man gleich also Oberschwurbler bezeichne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nerhört so wa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Schäfer Mögen Sie keine Wahrheit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Schä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das sollte Ironie sei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ier könnt IHr Söder´s Worte hören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nt/videos/88804250198646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facebook.com/peterweberstatem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Weber 1. April um 13:00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limmer geht`s nimmer - Markus Sö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__________________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ebe Freunde von Hallo Meinung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Zensur in den… 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tristan.forisch/posts/3848125788620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- Jetzt reg ich mich mal kurz auf!!! Der spinn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abel Korff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Lustig, du demontierst dich mit diesem Posting selbst - denn aus dem Vide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d erkenntlich, das er das nicht so gesagt ha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abel Korffmann Wie Sie meinen Frau Lehrerin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ttersheim Annet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richtig zuhören müsste man können, und den Satz auch so wiedergeben wi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 gesprochen wurde und nicht so wiedergeben das das raus kommt wie man es haben wil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ja Tristian auch ein Wiedergeben eines Satzes und das in dem Zusammenhang wie 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prochen wurde muss gelernt sei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ttersheim Annette Mich interessiert das Ergebnis! Wenn lange Sätze, wie bei Politiker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üblich und man setzt die Kommas richtig, kommt leider nichts anderes heraus! Alle Quellen si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 Kommentar zu finden! Wenn Sie meinen, dass das gut ist was den Kindern widerfährt, d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ffe ich, Sie haben keine Kinder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ttersheim Annet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ich habe 4 Kinder und die sind bestimmt jünger als sie, aber die könn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immt erkennen ob echt oder ob es ein Fake ist. Hier ist es einer und der kommt sogar a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. man sollte nicht alles glauben was hier gepostet wird, sich erst mal schlau machen bev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 sich lächerlich macht und alles glaub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Tschänerell Nicht wütend sein! Ich zeige nur auf, damit die Leute verstehen! Der wird e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ngesperr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Trulla wird auch eingesperrt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tristan.forisch/posts/3848125788620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- Jetzt reg ich mich mal kurz auf!!! Der spinn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Josef Fried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Vielleicht macht Putin für sie den Archipel Gulag noch einmal auf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Josef Friedmann Ich war der Meinung, dass in Gitmo schon eine Suite für sie reservier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t! Übergab nicht Putin Trump den Ball!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edrich Bau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Die müsste mit einen Enterhaken gevögelt werd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edrich Baumann Nanana!!!! Freundlich bleiben auch wenn´s schwer fällt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Düb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Mann ist ein Hochgefährlicher Psychopath. Der gehört sofort entmachtet und eingewies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Dübgen Die Liste der Psychophaten ist lang! Das scheint eine Politikerkrankheit zu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in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Düb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Leider hast du da Re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Krue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quelle davon bitte, irgendeine aufnahme dess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it Piotkowsk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Krüger https://www.facebook.com/watch/?v=888042501986461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Weber 1. April um 13:00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limmer geht`s nimmer - Markus Sö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__________________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ebe Freunde von Hallo Meinu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tristan.forisch/posts/3848125788620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- Jetzt reg ich mich mal kurz auf!!! Der spinn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ebe Freunde von Hallo Meinung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Zensur in den… 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Krüger Quellen gebe ich stets an!!! Guck weiter oben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Schmidt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..sagte der ohne Schulfreund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Schmidt Woher weißt? Kennst Ihm!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Schmi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e, aber man kennt diese Kinder mit denen keiner spielen mochte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Schmidt Da magst recht haben! Bleibt dann aber eine Vermutung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Schmi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r sind hier auch nicht bei Gerich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tristan.forisch/posts/3848125788620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- Jetzt reg ich mich mal kurz auf!!! Der spinn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Schmidt ?!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o Weitz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ist doch völlig Krank im Kopf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lle Og O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Leben ist ein Spiel, wi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piel des Leben's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bensfroh mit Risik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ona stapelt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Leichnam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Leben zeigt genu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bende tote Leichn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keiner ruft den Arz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n verspottet Die, die mah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Menschheit juckt 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, ob Beben, gehen lie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 Bier heben unter Palm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 der Strandb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muss Shopp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ierungsstop Fl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p Sh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lierst du dein Ge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lierst, du n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in Ge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m Einschlafen nie wie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bi und Ti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lierst du deine Gesundh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lierst du etwas, es h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ch psychisch belastet, jetz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 psychisch betracht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 lyrisch Geschlachtet, ha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es verachtet, ich geb euch Erdkugel-Verbo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ist ab heute Tradi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lierst du deinen Charakter, d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lierst du Al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sser ist für Ärsc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Mengen 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lopapier findet der Mensch a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sser für den Ar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ute sprecht ihr ein Hörb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ür Bibi und Ti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tdem ihr das macht, hör 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bi und Ti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Menschheit 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Ar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tristan.forisch/posts/3848125788620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- Jetzt reg ich mich mal kurz auf!!! Der spinn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rille Og Og Nicht schlecht, die Worte, Deine Wort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ner Tau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Mensch soll besser in Bayern bleiben ,und sich um andere Sachen kümmer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tzenplotz Räu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Typ ist eine Zumutung für jede Gesellschaft...!! Asozialer Psychopat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il so oft geteilt! Der Fucktenchecker ist unterwegs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d? Und wer diese bezahlt?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Relativiert!!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lt Ihr wissen wer di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o Weitz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ja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ier mal vorab die Personen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k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 Lust und Zeit kann sich mal den einen o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eren anschehen! Anons sind keine Schwurbler, sondern Menschen welche recherchie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Wahrheit verbreiten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rich Streib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der meint esimmer so, wie er es sagt. Söder ist und bleibt ein corona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m.facebook.com/tristan.forisch/posts/3848125788620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/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- Jetzt reg ich mich mal kurz auf!!! Der spinn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fürwor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rich Wolf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ner Mistel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zukünftige Kanzl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ner Misteli Nie! Aufzeigen ist die Devise der Stunde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Krä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ner Misteli Diktator passt besser der ist wie der kleine Mann mit Schnauzer aus Österre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rs Ge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 wäre von meinen Sohn gewe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du nicht sofort von mir Abstand hältst kannst du gleich mit deinen Tod rechn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o Beiss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FUI SCHANDE !!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man Steinba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erwartet ihr von einem Nazi..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n Travi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habe nichmal eine Minute gebraucht um zu sehen dass es Fake ist. Das könnt ihr auch.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imikama.at/aktuelles/soeder-kind-corona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öder erklärt 10-jährigem Kind die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mikama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tristan.forisch/posts/3848125788620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/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- Jetzt reg ich mich mal kurz auf!!! Der spinn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n Travis 1 min brauchst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st ein Held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 Mimmimmmi! brauchst hier nicht komm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mm dir die min und hör hin! : https://www.facebook.com/peterweberstatement/video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88042501986461/?__cft__%5B0%5D=AZXOlsddoyhv75MFczA5QBcPvYmO2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WE_ln806CJtovxwkBkdxhfngJYV4OssMR8NrTLedWHgRSUcwMbxiGi24Wv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Md3U0O9ixMZEOxe4XHIBdi2lPr0pwSPzSvbx8byY&amp;__tn__=R]-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ter Weber 1. April um 13:00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limmer geht`s nimmer - Markus Sö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__________________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ebe Freunde von Hallo Meinung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Zensur in den… 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n Travi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? Es bestätigt genau das was ich sage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n Travis Das einzige was stimmt ist dass seine Sätze länger sind, weil sonst könnte man 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ser verstehen! Habe hier mal für sie rot Unterstrichen! Ob nun Eltern oder Großeltern spie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ine Rolle nicht; im Ergebnis steht der Tod, d. h den Kindern damit Angst zu machen!!! 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Fri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n Travis es gab die Aufnahme von ihm, als er das sagte. Vielleicht ist sie ja noch zu find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tristan.forisch/posts/3848125788620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/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- Jetzt reg ich mich mal kurz auf!!! Der spinn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Fritz Bei Peter Weber noch zu finden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=88804250198646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facebook.com/watch/?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Weber 1. April um 13:00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limmer geht`s nimmer - Markus Sö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__________________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ebe Freunde von Hallo Meinung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Zensur in den… 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Fri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vielen Dank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di Le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wangsjacke und wegsperren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di Lem Wird schon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rid Brech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di Lem , erst genau lesen, dann schimpfen. Wer sowas schreibt, sollte auf Rechtschreibun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ch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tristan.forisch/posts/3848125788620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/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- Jetzt reg ich mich mal kurz auf!!! Der spinn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heinz Humme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no Gürt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correctiv.org/faktencheck/2020/09/22/nein-markus-soeder-hat-einer-zehnjaehrigen-nic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-gesagt-sie-muesse-abstand-halten-sonst-wuerden-ihre-eltern-sterben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in, Markus Söder hat diesen Satz nich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rectiv.or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no Gürtler Stimmt! Seine Sätze sind länger! Das ist so üblich bei Politikern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seren VErständnis! Hab ich von einem anderen Kucktentschecker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ier zu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Josef Fried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ch, das hat er zu einer10-jährigen gesagt, und noch viel mehr. Da können die Quatschköpp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kackamimmi auch nichts zurechtbieg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no Gürt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Josef Friedmann der Beleg dazu würde mich interessieren. Auf RT1 findet ma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umindest eine Audioaufnahme die das Gegenteil beleg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no Gürtler Wdh.!!! Das hat er gesagt!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Josef Fried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hat er an anderer Stelle gesagt. Das Gespräch zu dem dem Kind war ein Telefona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Josef Fried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no Gürtler Soll das jetzt heissen, ich muss Dich an die Hand nehme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m.facebook.com/tristan.forisch/posts/3848125788620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/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- Jetzt reg ich mich mal kurz auf!!! Der spinn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no Gürt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Josef Friedmann ich brauch kein Kindermädchen. Vor allem keines dass sei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auptungen nicht belegen kan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no Gürt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nur weil irgend ein idiot rote Striche unter einen Text setzt und es für si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h Lust und Laune interpretiert ist es nicht passiert. Ansonsten würde es irgend welc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lege dafür ge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Josef Fried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no Gürtler Brauche ich auch nicht. Bin niemandem Rechenschaft schuldig. Wenn es di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nteressiert, forsche selber, oder halte die Back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Ungarn Fi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no Gürtler na ja Herr Gürtler..... Correctiv stufe ich nicht unbedingt als eine seriöse Quelle ei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Ungarn Fi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ich hab mir eben dem sein Profil angesehen..... der hat glaub ich auch seh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ere, psychische Störungen und sieht überall Nazis! Allerdings vermute ich, dass er die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griff noch nicht mal, aufgrund mangelhafter, geschichtlicher Bildung, richtig definieren kann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t so ein linker Schwurbler ...... bei solchen psychisch Kranken würde ich schon 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ffenverbot befür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Josef Fried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no Gürtler So ist das mit den HONKS, glauben jeden Mist. Wenn man sagt, das stimme so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ht, verlangen sie Beweise. Für ihren Mist brauchen sie kein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 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 hat es zu einem Kind gesagt! Hast du Kinder??? Wohl nicht. Denn kaum ein Kind i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m alter, hört bzw. realisiert jedes Wort seiner Rede. Für Kinder kann es sehr wohl so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tehen sein: „Hälst du keinen Abstand, stirbt vlt Mama,Papa,Oma oder Opa.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mal sind die meisten Kinder eh schon verstört durch die andauernde Isolation &amp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taktlosigkei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 Laden &amp; auf der Straße werden viele Kinder angeschaut und behandelt als wären sie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äger der Pest Ja bekomme ich Hautnah mit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tristan.forisch/posts/3848125788620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/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- Jetzt reg ich mich mal kurz auf!!! Der spinn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äger der Pest. Ja bekomme ich Hautnah mi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wehe ihr dürf nicht mehr in den Urlaub fahren, dann heult ihr r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ven Mensch Heib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wird nächstes Jahr nicht mehr unter den lebenden sein 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ja Ha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ven Mensch Heibel he der ist 6-8 mal geimpf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l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öder ist wie Chuck Norris er überleb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ven Mensch Heib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ja Haller der hatte nicht mal die Nadel im Körp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ven Mensch Heibel Du und Dein scharfes Auge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 tut nix!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hält´st von einer Kochsalzlösung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ja Ha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ven Mensch Heibel ECHT???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ven Mensch Heib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Kochsalz ... Das sehe ich sehr kritisch ... Ich hoffe das gute flouridierte mi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aliumjodat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ja Haller Alle Politiker und viele Promis machen das nur zur Show!!! Die wollen nur dafü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rgen, dass der Bürger sich die Spritze setzen läßt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ven Mensch Heib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und ich dachte die fixen wirkli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ven Mensch Heibe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tristan.forisch/posts/3848125788620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/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- Jetzt reg ich mich mal kurz auf!!! Der spinn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Josef Friedmann Er hat Idiot gesagt!!! Der Gürtler Arno!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Josef Fried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Na, das entspricht aber gar nicht den Gemeinschaftsstandards vo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acebook. Bin gespannt, was Maik Suckernerd, oder wie der heisst, dazu sag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xt!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gibt es doch für gräßliche Menschen!!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ido Braune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reckiger Bastar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 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ch schlimmer finde ich, die Eltern, die das ihren Kindern einbläuen! „Triffst du dich mit dein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reunden kannst du Oma &amp; Opa töten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Scheü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wix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ie Reuß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hoffe das ist ein Fake und er hat so einen Dünnschiss nicht wirklich von sich gegeb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tristan.forisch/posts/3848125788620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4/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- Jetzt reg ich mich mal kurz auf!!! Der spinn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ie Reuß Laut Faktenchecker hat er es genau so gesagt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vien Leh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daraus erschließt sich in keinster Weise das er es zu einem 10 jährigen Ki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sagt ha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 ganz davon abgesehen das der Textausschnitt schon fast ein Jahr alt i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vien Lehmann Schauen Sie in den Kommentaren und hören Sie sich seine Worte an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abel Korff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ist ein Fake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abel Korffmann Haben Sie sich sein Gespräch mit dem Mädchen angehört? Haben Sie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ktenchecker geprüft? Weitere Infos finden Sie unter den Kommentar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abel Korff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, ich habe es mir angehört. Ich habe an der Uni gelernt, dass ein Zitat eine wortgetreu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dergabe ist. Das was er in dem Gespräch mit dem Mädchen sagt, ist etwas andere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i dem Spruch auf dem Bildchen handelt es sich um eine aus dem Zusammenha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issene, verkürzte und dadurch völlig überspitzte Wiedergabe dessen, was Söder gesag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mag Söder als Politiker nicht einmal sonderlich, aber das, was er da gesagt h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spricht doch der Wahrheit und er hat es den Kind so erklärt, dass es verstehen kan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s Sache ist. Ehrlichgesagt sagt er dem Kind genau das, was ich meinen Schülern sch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t Beginn der Pandemie erklär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abel Korffmann D. h. sie jagen den Kindern auch Angst ein!!! Müssen die Kinder bei Ihn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bstand halten, Maske tragen und 2x wöchentlich getestet werd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abel Korffmann Laut Faktenchecker hat er es genau so gesagt!!! Kennen sie Einschübe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tels Komma getrennt werden!? Natürlich machen Politiker längere Sätz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enz ist!?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tristan.forisch/posts/3848125788620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5/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- Jetzt reg ich mich mal kurz auf!!! Der spinn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abel Korff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Wo sehen Sie in dem Text das Wort "rechnen" 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abel Korff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 steht "im schlimmsten Fall bedeuten"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 ist ein falsches Zitat. Das ist leider so, das wird auch nicht besser, je mehr sie argumentier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abel Korff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ch der Satzbau stimmt nicht - selbst wenn man das Zitat mit Auslassungszeich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kürzen würde, was legitim wäre, würde trotzdem nicht der obenstehendes Satz dara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abel Korff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Ach und ja - bei uns an der Schule gilt Distanzunterricht oder Wechselunterrich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t Ausnahme von den Abschlussklassen. Und alle tragen Masken. Die Kinder sind fast alle se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tändig, verantwortungsvoll und wissen, um was es ge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chnen gutes Stichwort! Grad quergeguckt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k und Biologie dürften nicht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ächer sein, die sie unterichten! Denn Sie haben Angst vor Corona! Dann sollten Sie bes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 Hause bleiben! Masken sind gesundheitsschädlich! Sie Schaden der Entwicklung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der! Kennen sie schon das Urteil aus Weimar? Nach deren Ergebnis sind Sie sind dafü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ftbar zu mach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abel Korff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Wissen sie was, ich bin jetzt seit einer Woche geimpft. Noch eine Woche,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n habe ich gemäß der aktuellen Datenlage einen richtig guten Schutz und ich werde a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emand anderen mehr anstecken. Dann können sie und alle anderen Querdenker einfach 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he weiter rumschwurbeln und Memes teilen, nach denen fast alle, die mit MRNAImpfstoffen geimpft werden, in den nächsten 5 Jahren tot sin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empfehle einfach mal einen Blick auf die Lage in den Intenstivstation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ich hoffe sehr, dass sie in den nächsten Wochen nicht ernsthaft krank werden, denn 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rd sehr gut möglich sein, dass - wenn sie z.B. einen Schlaganfall erleiden oder ei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ounfall haben, kein Bett auf Intensiv für sie frei sein wird und sie dann sterben, obwohl s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ettet werden könnten. Das ist doch blöd, das will doch keiner, oder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abel Korffmann Sie glauben auch alles, was Ihnen die Medien sagen! 20 Krankenhäus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urden letztes Jahr in der BRD dicht gemacht! Vor 2 Wochen verschwanden weitere 9.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tten! Schauen Sie sich auch die Statistiken an von RKI und WHO? Oder reichen Ihnen Ih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ch-richten aus dem Tell-a-visioner! Sie werden innerhalb der nächsten 5 Jahre sehr krank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auen Sie sich dazu die Deagelliste an! Ich wünschte natürlich ich läge falsch! Daher vi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ück und alles Gute! Schauen´s wenn Ihnen an Ihrer Gesundheit etwas liegt, dass sie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tristan.forisch/posts/3848125788620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/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- Jetzt reg ich mich mal kurz auf!!! Der spinn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ift bald als möglich ausleiten könn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ttersheim Annet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ganz ehrlich je mehr ich ihre Kommentare lese frage ich mich wer hier d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iber und der Panikmacher ist. Geben sie doch mal gute Vorschläge ab wie man alles bes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chen könnte. Aber das können sie nicht weil es ihnen dann nicht anders ergehen würde w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 Söder wenn es daneben geht. Also setzt man sich mit Hetze , Panikmache in 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telpunkt ,ist doch viel besser, da hat man doch auch gleich ein paar Mitläufer die dann gle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 auf den Zug aufspringen. Also Vorschläge machen, es besser machen , seine Energ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nvoll einbringen, währe geschei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ttersheim Annette Im Grunde wäre es leicht zu erkennen wo die Reise, wenn es nach d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erenden geht, hinführen soll! Das Ziel ist Menschen in Angst zu halten, um den "Gre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t" wie Herr Schwab des WEF verkündete umzusetzen! Deren Ziel ist den interessie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kannt! Bargeldlos, geimpft, ohne Eigentum und denoch Glücklich so die kurze Vorstellung! 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pfehle IHnen hierzu einen Beitrag von Herrn Hüter! Einen Trailler dazu habe ich Ih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ehängt! Wer meine Beiträge anzieht und mich kennt weiß, dass Spaltung nich mein Zi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dern Aufklärung, weil Medien manipulieren! Mir tun alle Menschen leid, insbesondere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der, die Alten und die Unternehmer die durch diese Irrsinnigen Maßnahmen leiden! Nicht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aube sondern Wissen sollte uns leiten, das halte ich für gescheit! Recherchieren sie m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eits des Mainstream über unsere Weltenlenker und hören sie sich diese an! Putin, Bid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ros, Rothschild, Rockefeller, Merkel, Schwab, Gates, .... https://www.youtube.com/watch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=Df7zdPLJ8t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hael Hüter im NuoViso Talk - Jetz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ttersheim Annette Hier mal was menschliches!!! Eine verzweifelte junge Frau!!!! Denkt nach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www.facebook.com/nico.davinci.56/videos/19162054052039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o DaVinci 10. April um 21:59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ch allem, was ich in den letzten Tagen als Reaktionen auf kommende Veränderungen im Kitaund Schulbereich… 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tristan.forisch/posts/3848125788620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7/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- Jetzt reg ich mich mal kurz auf!!! Der spinn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ttersheim Annet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darum sage ich doch, Vorschläge machen , sich mit einbringen, geh in di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itik ,ändere was, nicht hier auf FB. Etwas bewegen nicht hetzen und Panik machen. A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nz im ernst-- wenn alles so schlecht ist, warum sind sie dann noch hier. Im Übrigen so 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nge Frau bin ich nicht mehr, das ich mir so einen Quatsch anschauen muss. Ich steh m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iden Beinen im Leben. Man muss ja nicht immer alles für gut heißen was in der Polit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macht wird und es ist gut wenn es verschiedene Meinungen gibt, aber bitte dann auch so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Antworten nicht unter die Gürtellinie gehen. Vorallen sollte es Sachlich und der Wahrh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sprechen und sich nicht die Sache so hin biegen wie man sie braucht um Panik zu mac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ttersheim Annet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n noch etwas, hab gerade mal so auf ihrer Seite geschaut-- übrigens wir hatten schon m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 was das ein Österreicher sich in die Belangen von Deutschland eingemischt hat und gemei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tte die Menschen gegen Menschen durch Hetze ,Lügen und Völkermord gegenseitig auf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ngen. Was er ja leider auch durch Dummheit geschafft hat , das brauchen wir bestimmt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hr. Wenn ihnen was nicht passt dann bitte an die eigene Regierung wen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ttersheim Annette Die eigene Regierung ist der gleiche Witz wie die Ihre denn es ist ein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tristan.forisch/posts/3848125788620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8/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- Jetzt reg ich mich mal kurz auf!!! Der spinn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ttersheim Annette Die eigene Regierung ist der gleiche Witz, wie die Ihre, denn es ist ein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tspiel! Und was sie Geschichtlich anschneiden, passiert gerade wieder, das blinde Vertrau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die Regierung! Die Angst lebt, die Dummheit auch! Hören sie hin wenn Politiker oder uns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ltenlenke etwas sagen und sie werden sehen was passiert! Ich prophezei Ihnen nin 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ächsten 4 Jahren viele tote! Sollten sie sich nicht impfen lassen, werden sie es erleben! Vi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ück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ttersheim Annet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ich bin geimpft , - Angst vor unserer Regierung hab ich keine aber Angst dav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s Leute die so wiedersprüchliche Aussagen machen die Oberhand gewinnen könn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erseits regen sie sich auf wenn ein Politiker den Kindern sagt was sein kann und anderersei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ten sie zum impfen-- ihre Worte: Ich prophezei Ihnen nin den nächsten 4 Jahren viele tot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lten sie sich nicht impfen lassen, werden sie es erleben! Viel Glück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ttersheim Annette MIßverständniss! Ich rate nicht zum Gift spritzen! Ich glaube eher an ei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munsystem und an die Selbstheilungskräfte eines Menschen! Empfehle iIhnen hierzu 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itrag "Hirn ist was es isst!" Keine Angst vor der Regierung! Wow, sie müssen eine Angestell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n!!! Dann schauen sie sich mal an was die Regierung gerade für Gesetze auf den We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ngen will! §28 Infektionsschutzgesetz! Und schauen sie mal wie es den Unternehmern gera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ht! Konkurse werden teilweise nur verschleppt! Die Suizidrate steigt enorm! Sie werden 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ms auch noch bemerken spätestens im Sommer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ttersheim Annet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was ist das für ein dummes Geschwätzt, Wie soll ein Mensch mi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unschwäche, und anderen Vorerkrankungen, Ältere Menschen ihr Immunsystem 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fbauen. Ich bin keine Beamte, und keine Angestellte -- Ich bin ganz einfach 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flegefachkraft die die ganze Zeit miterleben musste wie auch gesunde Menschen an die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us gestorben sind. Habe miterleben müssen wie ältere Menschen die noch gesundheit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t waren uns anbettelten nicht sterben zu müssen. Habe mit erlebt wie sie den Kamp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loren haben, trotz aller Mediz. Hilfe. Also erzählen sie mir nicht was kommt und sein kan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hen sie mal in ein Pflegeheim wo es noch Corona-Bew. gibt. Erzählen sie denen mal-- a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ebes Mütterchen ,lieber Vater du musst jetzt warten bis deine Selbstheilungskräfte s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rchgesetzt ha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ttersheim Annet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reicht nämlich langsam- ihr seit immer nur am meckern ,alles schlecht zu machen--- Beweg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h mal eueren Arsch und versucht es besser zu machen. Hier im FB erreicht man nix. F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h warum ihr so viel Energie im FB verbraucht anstatt mit zu helfen das es wieder 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males leben werden kan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ttersheim Annette Haben sie die Zeit, als Pflegekraft, Ihre Patienten zu fragen, wie sie Ih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en lebten? Normal wäre, die Erde nicht zu plündern bzw. zu verseuchen! Das versteht 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sument in modernen Zeiten, wo man sich über die Natur stellt nicht! Ein Wandel wi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mmen ob sie wollen oder nicht! Politik und Medien verarschen uns! Ich weiß v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ssenschaftlen, dass z. b. freie Energie möglich! Für Sie natürlich Schwachsinn! Da hören w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sser auf ein Gör und fahren elektro Autos! Sie wissen wo unsere Batterien herkommen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gessen wir das, sie haben auch Stress, wegen der P(l)andemie! Hab ich Ihnen sch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geteilt, dass 20 Krankenhäuser in der BRD letztes Jahr dicht gemacht wurden, 9000 Bet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 der Statistik verschwunden und Pflegepersonal davon rennt, weils die Maßnahmen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ücken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tristan.forisch/posts/3848125788620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9/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 ä 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- Jetzt reg ich mich mal kurz auf!!! Der spinn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 o 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ttersheim Annette Nur mal hinhören! Freiheit endet! https://www.facebook.co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/Heimat2021/videos/4868277493467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imatgefühl 13. April um 10:51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gibt sie noch, die Menschen, die mutig sind, Fakten zu benennen und die Wahrh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zusprechen. Wahnsinn!… 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ttersheim Annet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Im Kampf ums leben erzählt keiner der Patienten über sein leben oder wie er 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ebt hat. Und an der Tatsache das die Umwelt ,die Natur kaputt geht sind wir alle dar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teiligt, wir die Menschen und nicht nur die Politik wollten doch den Wohlstand. Und was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chwundenen Betten aus der Statistik anbetrifft, in DE gab es mehr leere Betten w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ienten. Was ein bestimmtes Gör angeht, da hab ich meine eigene Meinung. Im übrigen 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hre einen Benziner , kein Elektroauto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ttersheim Annette Hab da noch eine alte Verschwörung gefunden aus dem Jahre 1981!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äne für die Pndemie sind schon älter! Wie das ganze gewachsen, mit Drosten, Wieler und Co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ösel ich Ihnen hier nicht auf! Zu den Georgia Guidestones können Sie sich bei Interesse selb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ormieren! Egal wie es wird, sie werden viel Arbeit bekommen! Der Spaß wird weniger für alle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tristan.forisch/posts/3848125788620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0/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- Jetzt reg ich mich mal kurz auf!!! Der spinn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ttersheim Annet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ssen sie was, das ganze wird mir zu blöd- wenn sie mit ihrem Leben nicht zufrieden sind u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 Schuld an Gott und der Politik geben ist das ihre Sache. Ich bin zufrieden mit dem was 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e und für meinen Lebensstandart bin ich selbst verantwortlich. Dafür gehe ich und m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n hart arbeiten. Für solche Mißmacher die an allen nur rum meckern ,alles und jeden fü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fähig halten , für so jemand ist mir die Zeit zu schade. Na ja und mal nebenbei gesagt- be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hrer Informationspolitik wundert es mich das sie noch nicht Politiker geworden sind. Lassen S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ch doch bei der nächsten Wahl in Österreich aufstellen. Genug Information wie man das ma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en sie dazu auch ganz bestimmt. Da können sie in ihrem eigenen Land was tun und änder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diesem Sinne Servus und Grüße nach Österrei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ttersheim Annette Habe gut daran getan Deutschland zu verlassen! Nein Politik ist mir zu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rrupt! Dieses System muß erst Abgebaut werden! Und ja so wie Sie denken Egoisten oh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itblick! Haben Sie letztes Jahr auch diesen Tanz einstudiert? Und haben Sie sich sch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fen lassen? Ihnen wird die Kinnlade bald runterfallen, wenn der Hokuspokus vorbei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Ple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correctiv.org/faktencheck/2020/09/22/nein-markus-soeder-hat-einer-zehnjaehrigen-nic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-gesagt-sie-muesse-abstand-halten-sonst-wuerden-ihre-eltern-sterben/?fbclid=IwAR11Z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Ia_xCXkYtlQ3Gbp7qpOH2dZa_rVXjvwWHY6M8ajx19HlGAtSCE8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in, Markus Söder hat diesen Satz nich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rectiv.or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Ple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ummer Post !!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Plein Du bist weg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il ich mag keine dumme Menschen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e Di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tristan.forisch/posts/3848125788620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1/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- Jetzt reg ich mich mal kurz auf!!! Der spinn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Plein und was macht das für einen großen unterschied?unterm strich laufen beid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sagen auf selbe raus!!!!!!das kind soll für den tot verantwortlich gemacht werden.....der ty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 doch krank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amila Yasmin As Mad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vonne Heinrich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vonne Heinr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amila Yasmin As Madlen der Spinn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amila Yasmin As Mad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vonne Heinr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4.giphy.co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4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rina Ha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elle checken, dann poste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rina Hack Ja genau immer nach der Quelle suchen! Sie posten den Facktencheck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geprüft als Quell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machen alle Menschen, welche Angst vor Corona haben! Das lieg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ran, dass Sie, wie viel anderen auch, von den Medien vorgetischtes ungeprüft glauben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s hinterfragen! Hier Auszüge aus Ihrem Faktenchecker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a für Sie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tristan.forisch/posts/3848125788620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2/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- Jetzt reg ich mich mal kurz auf!!! Der spinn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rina Hack Sie haben doch den Faktenchecker herangezogen! Das seien seine Worte wir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schrieben! Seine Worte finden Sie im Verlauf! Erst recherchier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Leopol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rum verbreitest Du so einen Mist?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rrectiv.org/faktencheck/2020/09/22/nein-markus-soeder-hat-einer-zehnjaehrigen-n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-gesagt-sie-muesse-abstand-halten-sonst-wuerden-ihre-eltern-sterben/?fbclid=IwAR38A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XT0fd_T7HgnRD7jBVtOJiKN7xjRhTWpgip2V4WM9mPM1jHQ9SG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in, Markus Söder hat diesen Satz nich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rectiv.or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Leopold Gegenfrage waurm posten Sie so einen Mist, den Facktenchecker, ungeprüf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s Quell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machen alle Menschen, welche Angst vor Corona haben! Das liegt dara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s Sie, wie viel anderen auch, von den Medien vorgetischtes ungeprüft glauben und nich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nterfragen! Hier Auszüge aus Ihrem Faktenchecker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a für Sie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a Bor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arti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ür alle die hier mit dem Fucktenchecker kommen! Hier seine Worte im Original! Es bestürzt mich ei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nig, dass es Menschen gibt, die sich von Medien manipulieren lassen!!! Angst ist ein schlech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tristan.forisch/posts/3848125788620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3/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- Jetzt reg ich mich mal kurz auf!!! Der spinn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gleiter, denn es macht diese Menschen nervös und sie reagieren mitunter sogar böse! https:/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ww.youtube.com/watch?v=b83nRX9i_F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us Söder - Abstand halten - Gespräch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a Sin A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hat er nicht gesagt oder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d Schä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kommentiere hier besser nicht, aber rechnen sollten alle, die solche Sprüche klopfen! Früher o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äter wird nämlich abgerechne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achim Annette Zür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ke News, lösch das mal besser... Habs grade geprüft... Wenn wir Aussagen verdrehen sind wi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ch nicht besser als die, deren angebliches Tun wir beklag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achim Annette Zürn Alle Quellen und Kommentare dazu sind im Verlauf zu finden! Wenn S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tere Informationen und Quellen haben, dann halten Sie damit nicht hinterm Berg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achim Annette Zür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ja, das live interview von Söder mit seiner Antwort kann man ja im Internet klar finden u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ören, und so hat er es halt nicht gesagt, wie es oben zitiert wurde. Haben ja auch and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er schon gepostet, dass es ein fake ist, so wie es zitiert wurde. Nichts Neues, einfach n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Tatsachen, nichts für ungu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achim Annette Zürn Politiker machen lange Sätze! Der Inhalt seiner Worte bzw.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sage ist im Kern die gleiche! Kinder Angst machen geht garnicht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njamin Auerba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dann sollte man es aber nicht in Anführungszeichen setzen. Die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nzeichnen ein wortgetreues Zita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achim Annette Zür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Dann ist es wohl schon ein Fehler ein Kinder überhaupt an solche ein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gestunde teilnehmen zu lassen oder in die Schule zu schicken oder Nachrichten etc. hö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er lesen zu lassen: das wird doch überall verkündigt, auch wenn ich nicht hinter dem Inha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he. Die Eltern müssen immer klar stellen, was den Kindern von sog. Politkern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wachsenen, Ärzten und Experten, an Lügen und Angstmache erzählt wird! Wir sind immer 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wantwortung. Angstmache ist doch heute Programm unter dem Vorwand der Aufkläru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tzdem helfen halt Pseudozitate, die zwar inhaltlich ziemlich stimmig sind, aber trotzdem 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ass nicht gesagt wurden, überhaupt nicht, diese Agenda zu stoppen. So werden die Verfech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Wahrheit selber unglaubwürdig. Das ist halt meine Meinu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tristan.forisch/posts/3848125788620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4/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- Jetzt reg ich mich mal kurz auf!!! Der spinn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xel Schar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achim Annette Zürn dann achte mal auf sein letzten Satz, wie soll ein Kind es ander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ut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Lang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sowas will als Kanzlerkandidat antreten!!! Ich kann gar nicht so viel essen wie ich kotzen könnt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n Masure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verdient sich Seuchensöder ne Goldene Nase mit Masken und Impfstoffhelerei. So'n Drecksack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heinz Eisenbar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 will Kanzler werden, furchtbar 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 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h Leute, kommt ihr noch klar??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r hat das zu einem Kind gesagt &amp; kaum ein Kind in dem alter, hört bzw. realisiert jedes 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ner Rede und schon garnicht wie ein Erwachsener. Für Kinder kann es sehr wohl so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tehen sein: „Hälst du keinen Abstand, stirbt vlt Mama,Papa,Oma oder Opa.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mal sind die meisten Kinder eh schon verstört durch die andauernde Isolation &amp; Kontaktlosigke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 Laden &amp; auf der Straße werden viele Kinder angeschaut und behandelt als wären sie die träg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Pest. Ja bekomme ich Hautnah mi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hr gehört wohl auch seinem Club 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redet euren Kindern diesen Bullshit ein, statt sie leben können, wie ihr es als Kinder konnte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wehe ihr könnt nicht in den Urlaub fahren, da seid ihr meist die ersten die rum heu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el Kleinow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correctiv.org/faktencheck/2020/09/22/nein-markus-soeder-hat-einer-zehnjaehrigen-nic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-gesagt-sie-muesse-abstand-halten-sonst-wuerden-ihre-eltern-sterben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in, Markus Söder hat diesen Satz nich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rectiv.or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el Kleinow Sie sind der 6. oder 7. der das postet ohne sich zuvor zu informieren! Ers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herchieren, dann kommentieren bzw. posten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 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tristan.forisch/posts/3848125788620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5/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- Jetzt reg ich mich mal kurz auf!!! Der spinn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-Heinz Sch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 sieht und man hört den Charakter eines Vorsitzenden einer Christlich orientieren Partei 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öder du bist ein Schw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riam von Garr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ute, bitte glaubt doch nicht immer alles, was im Internet steht. Das schreit doch direkt na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ke. Überprüft es doch erst, bevor ihr euch in eurer Hetze verrenn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riam von Garrel Mein reden! Alle Infos, Quellen sind in den Kommentaren zu finden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riam von Garrel https://www.facebook.com/peterweberstatement/videos/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88042501986461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Weber 1. April um 13:00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limmer geht`s nimmer - Markus Sö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__________________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ebe Freunde von Hallo Meinung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Zensur in den… 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tristan.forisch/posts/3848125788620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6/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- Jetzt reg ich mich mal kurz auf!!! Der spinn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ny Martell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t das Ech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riam von Garr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türlich ist das nicht echt, Tony Martello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ny Martell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be ich auch gerade Geseh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riam von Garr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igstens überprüfst du 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ny Martell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correctiv.org/faktencheck/2020/09/22/nein-markus-soeder-hat-einer-zehnjaehrigen-nic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-gesagt-sie-muesse-abstand-halten-sonst-wuerden-ihre-eltern-sterben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in, Markus Söder hat diesen Satz nich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rectiv.or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ny Martello Sie sind der 7. oder 8. der dem Facktenchecker glaubt ohne sich zuvor zu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ormieren! Erst recherchieren, dann kommentieren bzw. posten!!! Siehe Kommentare da find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 die Quelle!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ny Martello https://www.facebook.com/peterweberstatement/videos/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88042501986461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Weber 1. April um 13:00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limmer geht`s nimmer - Markus Sö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__________________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ebe Freunde von Hallo Meinung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Zensur in den… 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tristan.forisch/posts/3848125788620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7/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- Jetzt reg ich mich mal kurz auf!!! Der spinn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ie Bertram Odensdòtt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bin zwar KEIN Söder Verfechter, Aber mache mich gerne schlau, wenn sowas verbreitet wird: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rrectiv.org/faktencheck/2020/09/22/nein-markus-soeder-hat-einer-zehnjaehrigen-n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-gesagt-sie-muesse-abstand-halten-sonst-wuerden-ihre-eltern-sterben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in, Markus Söder hat diesen Satz nich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rectiv.or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ie Bertram OdensSoner Hmc Sie sind nun die 8. oder 9. die dem Facktencheck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aubt, ohne sich zuvor zu informieren! Erst recherchieren, dann kommentieren bzw. posten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ehe Kommentare, da findet man die Quelle!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ie Bertram OdensSoner Hmc https://www.facebook.com/peterweberstate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/videos/888042501986461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ter Weber 1. April um 13:00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limmer geht`s nimmer - Markus Sö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__________________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ebe Freunde von Hallo Meinung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Zensur in den… 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tristan.forisch/posts/3848125788620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8/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- Jetzt reg ich mich mal kurz auf!!! Der spinn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Glien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ie Bertram OdensSoner Hmc zu bequem, sich tatsächlich zu informieren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Glien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l unserem Freund Söder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rk Grä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 ARSCHLOCH !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ole Frankowia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gehören alle weggesperrt ganz fi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schi Otterstet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ffentlich macht das Volk nicht wieder den Fehler beim wählen wie bei der Merkel, denn denjenig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űssen wir wieder 4Jahre ertrag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d Wei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Irre säuft Terpentin und gehört dafür zur Verantwortung gezog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Wochen hat er gebraucht, der Faktenchecker um hier höchstselbst bei mir aufzutauchen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ig Personal oder zuviel Arbei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was Ihr mitteilen tut´s haben schon einige ande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laumeier getan! Ja ich weiß, er macht lange Sätze der Söder, wie alle Politiker! Sinngemäß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gekürzt, weil sonst hätte der Satz nicht aufs Bild gepass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Inhalt seiner Aussage änd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nichts! Bleibts wohlbehalten! Wahrheit sieg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d Wei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unabhängigen Fakten Prüfer dürften uns wohl alle bekannt sei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m.facebook.com/tristan.forisch/posts/3848125788620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9/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tan Forisch - Jetzt reg ich mich mal kurz auf!!! Der spinnt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tristan.forisch/posts/3848125788620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0/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92" calcext:value-type="float">
            <text:p>92</text:p>
          </table:table-cell>
          <table:table-cell table:style-name="ce7" table:formula="of:=COUNTIF([.D$1:.D$1048576];&quot;X&quot;)" office:value-type="float" office:value="38" calcext:value-type="float">
            <text:p>38</text:p>
          </table:table-cell>
          <table:table-cell table:formula="of:=COUNTIF([.E$1:.E$1048576];&quot;X&quot;)" office:value-type="float" office:value="8" calcext:value-type="float">
            <text:p>8</text:p>
          </table:table-cell>
          <table:table-cell table:style-name="ce7" table:formula="of:=COUNTIF([.F$1:.F$1048576];&quot;X&quot;)" office:value-type="float" office:value="39" calcext:value-type="float">
            <text:p>39</text:p>
          </table:table-cell>
          <table:table-cell table:formula="of:=COUNTIF([.G$1:.G$1048576];&quot;X&quot;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2827];[.D2827];[.F2827])" office:value-type="float" office:value="169" calcext:value-type="float">
            <text:p>169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574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.00.0000</text:date>, <text:time style:data-style-name="N2" text:time-value="01:26:27.597102512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6T01:19:41.785099079</dc:date>
    <meta:editing-duration>PT24M9S</meta:editing-duration>
    <meta:editing-cycles>33</meta:editing-cycles>
    <meta:document-statistic meta:table-count="1" meta:cell-count="1868" meta:object-count="0"/>
  </office:meta>
</office:document-meta>
</file>